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_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mu_0_e</text:p>
          </table:table-cell>
          <table:table-cell office:value-type="string" calcext:value-type="string">
            <text:p>mu_0_i</text:p>
          </table:table-cell>
          <table:table-cell office:value-type="string" calcext:value-type="string">
            <text:p>viscosity</text:p>
          </table:table-cell>
          <table:table-cell office:value-type="string" calcext:value-type="string">
            <text:p>X-drift</text:p>
          </table:table-cell>
          <table:table-cell office:value-type="string" calcext:value-type="string">
            <text:p>E-drift</text:p>
          </table:table-cell>
          <table:table-cell office:value-type="string" calcext:value-type="string">
            <text:p>check field strength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1" office:value-type="float" office:value="9.10938188E-031" calcext:value-type="float">
            <text:p>9.11E-31</text:p>
          </table:table-cell>
          <table:table-cell table:style-name="ce1" office:value-type="float" office:value="1.60217653E-019" calcext:value-type="float">
            <text:p>1.60E-19</text:p>
          </table:table-cell>
          <table:table-cell table:style-name="ce1" office:value-type="float" office:value="1.3806505E-023" calcext:value-type="float">
            <text:p>1.38E-23</text:p>
          </table:table-cell>
          <table:table-cell office:value-type="float" office:value="87.303" calcext:value-type="float">
            <text:p>87.303</text:p>
          </table:table-cell>
          <table:table-cell office:value-type="float" office:value="516" calcext:value-type="float">
            <text:p>516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office:value-type="float" office:value="0.0027318" calcext:value-type="float">
            <text:p>2.73E-03</text:p>
          </table:table-cell>
          <table:table-cell table:style-name="ce1" office:value-type="float" office:value="256" calcext:value-type="float">
            <text:p>2.56E+02</text:p>
          </table:table-cell>
          <table:table-cell table:formula="of:=273.4375" office:value-type="float" office:value="273.4375" calcext:value-type="float">
            <text:p>273.4375</text:p>
          </table:table-cell>
          <table:table-cell table:number-columns-repeated="2"/>
          <table:table-cell office:value-type="float" office:value="3.14159265359" calcext:value-type="float">
            <text:p>3.14159265359</text:p>
          </table:table-cell>
          <table:table-cell table:style-name="ce1" office:value-type="float" office:value="0.00000002" calcext:value-type="float">
            <text:p>2.00E-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Thermal only</text:p>
          </table:table-cell>
          <table:table-cell/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D electron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D_0</text:p>
          </table:table-cell>
          <table:table-cell table:formula="of:=[.$E$2]*[.$C$2]*[.$D$2]/[.$B$2]" office:value-type="float" office:value="3.8819707457813" calcext:value-type="float">
            <text:p>3.8819707457813</text:p>
          </table:table-cell>
          <table:table-cell table:formula="of:=SQRT(2*[.$H$2]*[.G5]/([.$I$2]*[.$E$2]))" office:value-type="float" office:value="0.118688111994746" calcext:value-type="float">
            <text:p>0.118688111994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2/3*[.$E$2]*1/2*[.$A$2]*([.$E$2]*[.B6])^2/[.$B$2]" office:value-type="float" office:value="2.60379262999627" calcext:value-type="float">
            <text:p>2.60379262999627</text:p>
          </table:table-cell>
          <table:table-cell table:formula="of:=SQRT(2*[.$H$2]*[.C6]/([.$I$2]*[.$E$2]))" office:value-type="float" office:value="0.0972040340797966" calcext:value-type="float">
            <text:p>0.097204034079797</text:p>
          </table:table-cell>
          <table:table-cell/>
          <table:table-cell office:value-type="string" calcext:value-type="string">
            <text:p>D ion ?</text:p>
          </table:table-cell>
          <table:table-cell table:formula="of:=[.$F$2]*[.$C$2]*[.$D$2]/[.$B$2]" office:value-type="float" office:value="0.00000150463982394624" calcext:value-type="float">
            <text:p>1.50463982394624E-06</text:p>
          </table:table-cell>
          <table:table-cell table:formula="of:=SQRT(2*[.$H$2]*[.G6]/([.$I$2]*[.$F$2]))" office:value-type="float" office:value="0.118688111994746" calcext:value-type="float">
            <text:p>0.118688111994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2/3*[.$E$2]*1/2*[.$A$2]*([.$E$2]*[.B7])^2/[.$B$2]" office:value-type="float" office:value="5.85853341749162" calcext:value-type="float">
            <text:p>5.85853341749162</text:p>
          </table:table-cell>
          <table:table-cell table:formula="of:=SQRT(2*[.$H$2]*[.C7]/([.$I$2]*[.$E$2]))" office:value-type="float" office:value="0.145806051119695" calcext:value-type="float">
            <text:p>0.145806051119695</text:p>
          </table:table-cell>
          <table:table-cell/>
          <table:table-cell office:value-type="string" calcext:value-type="string">
            <text:p>D_+</text:p>
          </table:table-cell>
          <table:table-cell table:formula="of:=[.$F$2]*[.$C$2]*[.$D$2]/[.$B$2]" office:value-type="float" office:value="0.00000150463982394624" calcext:value-type="float">
            <text:p>1.50463982394624E-06</text:p>
          </table:table-cell>
          <table:table-cell table:formula="of:=SQRT(2*[.$H$2]*[.G7]/([.$I$2]*[.$F$2]))" office:value-type="float" office:value="0.118688111994746" calcext:value-type="float">
            <text:p>0.118688111994746</text:p>
          </table:table-cell>
          <table:table-cell office:value-type="string" calcext:value-type="string">
            <text:p>Einste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2/3*[.$E$2]*1/2*[.$A$2]*([.$E$2]*[.B8])^2/[.$B$2]" office:value-type="float" office:value="10.4151705199851" calcext:value-type="float">
            <text:p>10.4151705199851</text:p>
          </table:table-cell>
          <table:table-cell table:formula="of:=SQRT(2*[.$H$2]*[.C8]/([.$I$2]*[.$E$2]))" office:value-type="float" office:value="0.194408068159593" calcext:value-type="float">
            <text:p>0.1944080681595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2/3*[.$E$2]*1/2*[.$A$2]*([.$E$2]*[.B9])^2/[.$B$2]" office:value-type="float" office:value="16.2737039374767" calcext:value-type="float">
            <text:p>16.2737039374767</text:p>
          </table:table-cell>
          <table:table-cell table:formula="of:=SQRT(2*[.$H$2]*[.C9]/([.$I$2]*[.$E$2]))" office:value-type="float" office:value="0.243010085199491" calcext:value-type="float">
            <text:p>0.2430100851994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2/3*[.$E$2]*1/2*[.$A$2]*([.$E$2]*[.B10])^2/[.$B$2]" office:value-type="float" office:value="19.6911817643468" calcext:value-type="float">
            <text:p>19.6911817643468</text:p>
          </table:table-cell>
          <table:table-cell table:formula="of:=SQRT(2*[.$H$2]*[.C10]/([.$I$2]*[.$E$2]))" office:value-type="float" office:value="0.267311093719441" calcext:value-type="float">
            <text:p>0.267311093719441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icroBooNE</text:p>
          </table:table-cell>
          <table:table-cell office:value-type="string" calcext:value-type="string">
            <text:p>D electron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Eta mu_+</text:p>
          </table:table-cell>
          <table:table-cell table:style-name="ce1" table:formula="of:=0.0000000000000849981048184/0.00000002" office:value-type="float" office:value="0.00000424990524092" calcext:value-type="float">
            <text:p>4.25E-06</text:p>
          </table:table-cell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office:value-type="float" office:value="9" calcext:value-type="float">
            <text:p>9</text:p>
          </table:table-cell>
          <table:table-cell table:formula="of:=SQRT(2*[.$H$2]*[.C14]/([.$I$2]*[.$E$2]))" office:value-type="float" office:value="0.180718389248644" calcext:value-type="float">
            <text:p>0.180718389248644</text:p>
          </table:table-cell>
          <table:table-cell/>
          <table:table-cell office:value-type="string" calcext:value-type="string">
            <text:p>D_+</text:p>
          </table:table-cell>
          <table:table-cell table:formula="of:=[.G13]*[.C2]*[.D2]*10000000" office:value-type="float" office:value="5.12262033277243E-020" calcext:value-type="float">
            <text:p>5.12262033277243E-20</text:p>
          </table:table-cell>
          <table:table-cell table:formula="of:=SQRT(2*[.$H$2]*[.G14]/([.$I$2]*[.$F$2]))" office:value-type="float" office:value="0.000000021899642727959" calcext:value-type="float">
            <text:p>2.1899642727959E-08</text:p>
          </table:table-cell>
          <table:table-cell office:value-type="string" calcext:value-type="string">
            <text:p>uBooNe formula?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_+</text:p>
          </table:table-cell>
          <table:table-cell table:formula="of:=[.C2]*[.D2]*10000000/(6*[.$L$2]*[.$G$2]*[.$M$2])" office:value-type="float" office:value="0.0000117039619911572" calcext:value-type="float">
            <text:p>1.17039619911572E-05</text:p>
          </table:table-cell>
          <table:table-cell table:formula="of:=SQRT(2*[.$H$2]*[.G15]/([.$I$2]*[.$F$2]))" office:value-type="float" office:value="0.331022410344609" calcext:value-type="float">
            <text:p>0.3310224103446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_+</text:p>
          </table:table-cell>
          <table:table-cell table:style-name="ce1" office:value-type="float" office:value="0.0032" calcext:value-type="float">
            <text:p>3.20E-03</text:p>
          </table:table-cell>
          <table:table-cell table:formula="of:=SQRT(2*[.$H$2]*[.G16]/([.$I$2]*[.$F$2]))" office:value-type="float" office:value="5.47351023436645" calcext:value-type="float">
            <text:p>5.47351023436645</text:p>
          </table:table-cell>
          <table:table-cell office:value-type="string" calcext:value-type="string">
            <text:p>uBooNe result?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nal height</text:p>
          </table:table-cell>
          <table:table-cell table:formula="of:=1/((4*[.$L$2]*([.$H$2]/([.$E$2]*[.$I$2]))*[.C14])^(1/2))" office:value-type="float" office:value="2.20753561416779" calcext:value-type="float">
            <text:p>2.20753561416779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([.G7]*[.G15])/([.G7]+[.G15])" office:value-type="float" office:value="0.00000133324083474996" calcext:value-type="float">
            <text:p>1.33324083474996E-06</text:p>
          </table:table-cell>
          <table:table-cell table:formula="of:=SQRT(2*[.$H$2]*[.G21]/([.$I$2]*[.$F$2]))" office:value-type="float" office:value="0.111723684243234" calcext:value-type="float">
            <text:p>0.11172368424323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QRT([.G7]*[.G15])" office:value-type="float" office:value="0.00000419645651828401" calcext:value-type="float">
            <text:p>4.19645651828401E-06</text:p>
          </table:table-cell>
          <table:table-cell table:formula="of:=SQRT(2*[.$H$2]*[.G22]/([.$I$2]*[.$F$2]))" office:value-type="float" office:value="0.198213079567801" calcext:value-type="float">
            <text:p>0.1982130795678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55:42.328507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5:18:37.227680718</meta:creation-date>
    <dc:date>2021-02-04T18:30:23.240825170</dc:date>
    <meta:editing-duration>PT5H53M27S</meta:editing-duration>
    <meta:editing-cycles>8</meta:editing-cycles>
    <meta:generator>LibreOffice/6.0.7.3$Linux_X86_64 LibreOffice_project/00m0$Build-3</meta:generator>
    <meta:document-statistic meta:table-count="1" meta:cell-count="80" meta:object-count="0"/>
  </office:meta>
</office:document-meta>
</file>